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dcinek 19</text:p>
      <text:p text:style-name="P1">Z jednej strony to był bardzo dobry odcinek, a z drugiej robił pannę wątpliwej cnoty z logiki. Podobały mi się problemy Rarity i w ogóle poświęcenie jej odcinka, ponieważ jest to moja ulubiona klacz z Mane 6. Sam problem, że Rarity straciła grzywę i urodę, też wydaje się całkiem fajny. Szczególnie że jej stan był tak tragiczny, że nawet ja bym się załamała. Ok, problem fajny, Pinkie Pie śpiewa kolejną koszmarną piosenkę, pojawiła się Zecora… Ale rozwiązanie problemu, choć niewątpliwie ładne i lubiane przez fandom, jest głupie. Z dwóch powodów – tych włosów było za mało, nawet na taką punkową fryzurkę, oraz Twilight i Starlight powinny być w stanie to naprawić. Dlaczego? Otóż w pierwszym sezonie lawendowa klacz wyczarowała wąsy, które były trwałe i zrobione z włosów. Wąsy to takie same włosy, jak te wchodzące w skład grzywy. Czemu więc nagle nie można wyczarować trwałych włosów? Bo tego potrzebowała fabuła? Czy nie lepiej było wysłać Twilight i Starlight na misję? Albo wytłumaczyć, że zniszczenia wywołane przez magię mogą nie regenerować się normalnie? Nie wiem też, czy nie lepiej by było, gdyby Rarity nie dostała się do tego katalogu. Dzieci powinny się nauczyć, że czasami zdarzy się wypadek losowy i można przegrać.</text:p>
      <text:p text:style-name="P1">Odcinek 20</text:p>
      <text:p text:style-name="P1">Kolejny odcinek z serii legend Equestrii. Tym razem poznaliśmy Mage Meadowbrook, klacz stylizowaną na Cajunkę. Przyznaję, że jest w niej coś, co mnie irytuje – począwszy od wyglądu, poprzez głos i skończywszy na jej historii. W ogóle te nowe kucyki mają moim zdaniem bardzo brzydkie projekty. A sama historia dość nudna, dziwne tylko, że to taka rzadka choroba, skoro można się zarazić w taki sposób i w przeszłości zdarzały się jej plagi o zasięgu lokalnym. Fajnie, że znowu pojawiła się Zecora, ponieważ twórcy regularnie o niej zapominają. Fabularnie znowu nieco biednie – postacie zapominają o swoich umiejętnościach. W końcu Twilight mogłaby po prostu wywabić pszczoły, ukraść im ul i uciec pod osłoną magicznej tarczy. Ale to w końcu był odcinek Shy, która zachowywała się naprawdę spoko. Pochwalam jej risercz.</text:p>
      <text:p text:style-name="P1">Odcinek 21</text:p>
      <text:p text:style-name="P1">Wielki powrót CMC, czyli trzy upierdliwe klaczki i brat Thunderlane’a. Podczas oglądania tego odcinka byłam całym sercem za Rumblem. Może jego obawy i podejście do znaczków były nieco przesadzone, ale… Czy naprawdę Tępa Trójka musiała tak się przejmować, że jakiś źrebak może nie chcieć mieć znaczka? Ich zachowanie przypominało mi wielkie panie psycholożki, które wciskają ludziom problemy tam, gdzie ich nie ma. Mam wrażenie, że Zdobywcy powodują zwiększenie znaczkowej presji. Chyba mają jakieś kompleksy związane z tym, że same długo ich nie miały, choć bardzo tego chciały. W dodatku niczego się nie nauczyły – znaczek zdobywa się, nie szukając go. Dlatego idea tego obozu nie ma sensu. Za mało rzeczy do robienia i szukanie zadoznaczków na siłę. Poza tym, kto normalny chciałby zdobyć znaczek w rzucie podkową? Ogółem zastanawiam się, czy są kucyki, które nie lubią swoich znaczków i coraz częściej dochodzę do wniosku, że tak jest. W końcu można mieć do czegoś talent, ale i tak tego nie lubić. Piosenka wypadła całkiem nieźle, a Rumble i Thunderlane to spoko postacie. Podobały mi się projekty tych źrebaków, szczególnie niebieskiego jednorożca i klaczki od tortów.</text:p>
      <text:p text:style-name="P1">Odcinek 22</text:p>
      <text:p text:style-name="P1">Tym razem Twilight jedzie na wakacje z całą swoją rodziną, poza biednym Spike’iem. Ten musi wyręczać Twalota w pełnieniu arcyważnych obowiązków, takich jak odpisywanie na listy fanów. Księżniczka Przyjaźni to chyba taki equestriański odpowiednik kącika porad z “Bravo Girl”. Wracając do urlopu, to wszystko idzie dobrze do czasu, kiedy księżniczki zostają osaczone przez fanów, a przewodnik wycieczki mówi głosem Iron Willa różne “fakty” z życia Twilight Sparkle. Później okazuje się, że to faktycznie Iron Will za tym stoi i zgodnie z logiką kucykowego świata jest głównym winnym, gdyż, ponieważ… Rodzice Twilight to kretyni i podpisali jakieś papiery, nie czytając nawet, co to jest. Dlaczego temu minotaurowi zawsze się obrywa za to, że kucyki są głupie? Za własne błędy trzeba płacić, a nie udawać, że zostało się oszukanym. Twilight i Iron Will dogadują się, że alikorn będzie robiła za celebrytkę, żeby jej rodzina mogła dobrze się bawić. Cóż, jej rodzice i Flurry Heart faktycznie dobrze się bawią, bo Cadance i Shining już raczej nie. Tymczasem Twilight idzie beznadziejnie i to w dużej mierze z jej winy. Skoro miała spędzić dzień z tym kucem Star Trackerem, to mogła chociaż spróbować z nim pogadać i znaleźć coś, przy czym oboje by się dobrze bawili. Albo wmówić tym kucom, że te gwiazdki są super i iść je z nimi oglądać. Po tym, kiedy gwiazdki przeminęły, to Twi zachowuje się jak dziecko, któremu matka nie chciała kupić batonika. I to ma być księżniczka przyjaźni? Ja rozumiem, że jej zależało, ale sama jest sobie winna, że dała się tak wpakować. A jeśli już chciała zwalić winę na innych, to powinna mieć pretensje do swoich rodziców. Oczywiście potem mamy dobre zakończenie, Iron Will ucieka (ten gość ma klasę), a rodzina Twilight odwala jakiś żałosno-uroczy teatrzyk. Sam odcinek oceniam jako dość nużący i taki sobie.</text:p>
      <text:p text:style-name="P1">Odcinek 23</text:p>
      <text:p text:style-name="P1">Rainbow Dash nie lubi ciast Pinkie. Czy raczej konkretnego rodzaju ciast. W sumie ciężko mi stwierdzić, jakimi dokładnie ciastami są amerykańskie “pies”. Sam problem był prosty – RD nie chce się przyznać, że nie lubi placków, by nie zranić uczuć Pinkie Pie. Tymczasem różowa zaraza dopiero po paru latach się zorientowała. Cóż, odcinek taki sobie, ale oglądało się go całkiem nieźle. Nie dłużył się.</text:p>
      <text:p text:style-name="P1">Odcinek 24</text:p>
      <text:p text:style-name="P1">Starlight zaprasza Sunbursta do Ponyville, a ten się świetnie bawi… tylko bez Starlight. Ogółem odcinek jakoś mnie nużył i się nie spodobał. Było mi żal Starlight, która czuła się kompletnie olana i miała ku temu powody. Z drugiej strony jej desperacja była śmieszna. Trochę szkoda, że nie pogadała z Sunburstem tak po prostu. “Jak życie?”, “Co lubisz robić?”, “Chodźmy do kina!”... Cokolwiek. Ten też mógł jej wyjaśnić, że bardzo się zmienił przez te wszystkie lata. Ale nie, lepiej olewać przyjaciółkę.</text:p>
      <text:p text:style-name="P1">Odcinki 25-26</text:p>
      <text:p text:style-name="P1">I mamy finał. Moim zdaniem jeden z najlepszych finałów w MLP. Przede wszystkim muszę pochwalić twórców za doskonałe zarządzanie czasem. Obyło się bez dłużyzn, nudy i zbędnych scen. Całość była tak epicka, jak to tylko możliwe. Do tego atmosfera zagrożenia, kromlech, magia… Nawet ja, fanka laserów i wybuchów, byłam już znudzona Tirekami, Storm Kingami i Tęczlingami. Muszę pochwalić klimat, wyjaśnienie paru faktów z historii Equestrii, pokazanie, jak bardzo kanoniczne są komiksy (czyli praktycznie wcale – syreny). Do tego ukazano charakter poszczególnych postaci – Starswirl to dupek (Celestio, jak pięknie!). Bardzo spodobała mi się retrospekcja z syrenkami, które pokazały, co potrafią. No i miło, że ponownie zobaczyliśmy klaczkę-paleontolożkę oraz smokeły. Ogółem wszystko pięknie i cudnie, poza jedną rzeczą. Twilight znowu zjebała. Znowu dzień uratował ktoś inny. Znowu wszyscy gratulują Twalotowi. To boli, serio.</text:p>
      <text:p text:style-name="P1"/>
      <text:p text:style-name="P1">Obrazki:</text:p>
      <text:p text:style-name="P1"><text:a xlink:type="simple" xlink:href="https://inuhoshi-to-darkpen.deviantart.com/art/Shine-Inside-Out-705541208" text:style-name="Internet_20_link" text:visited-style-name="Visited_20_Internet_20_Link"><text:span text:style-name="T1">https://inuhoshi-to-darkpen.deviantart.com/art/Shine-Inside-Out-705541208</text:span></text:a></text:p>
      <text:p text:style-name="P1"><text:a xlink:type="simple" xlink:href="https://koveliana.deviantart.com/art/Rarity-705271580" text:style-name="Internet_20_link" text:visited-style-name="Visited_20_Internet_20_Link"><text:span text:style-name="T1">https://koveliana.deviantart.com/art/Rarity-705271580</text:span></text:a></text:p>
      <text:p text:style-name="P1"><text:a xlink:type="simple" xlink:href="https://tsitra360.deviantart.com/art/Marks-And-Recreation-Doodles-707280457" text:style-name="Internet_20_link" text:visited-style-name="Visited_20_Internet_20_Link"><text:span text:style-name="T1">https://tsitra360.deviantart.com/art/Marks-And-Recreation-Doodles-707280457</text:span></text:a></text:p>
      <text:p text:style-name="P1"><text:a xlink:type="simple" xlink:href="https://wingedwolf94.deviantart.com/art/Zecoras-Potions-458868708" text:style-name="Internet_20_link" text:visited-style-name="Visited_20_Internet_20_Link"><text:span text:style-name="T1">https://wingedwolf94.deviantart.com/art/Zecoras-Potions-458868708</text:span></text:a></text:p>
      <text:p text:style-name="P1"><text:a xlink:type="simple" xlink:href="https://assasinmonkey.deviantart.com/art/Masked-Health-706070951" text:style-name="Internet_20_link" text:visited-style-name="Visited_20_Internet_20_Link"><text:span text:style-name="T1">https://assasinmonkey.deviantart.com/art/Masked-Health-706070951</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1100" meta:character-count="7301" meta:non-whitespace-character-count="6214"/>
    <meta:generator>LibreOfficeDev/5.1.0.3$Linux_X86_64 LibreOffice_project/</meta:generator>
  </office:meta>
</office:document-meta>
</file>